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24-01-0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23-01-1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22-01-03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21-01-11 0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20-01-0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9-01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8-01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7-01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6-09-26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6-05-09 0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6-02-0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5-09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2352" calcext:value-type="float">
            <text:p>27.9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5-01-13 0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4-09-1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19096" calcext:value-type="float">
            <text:p>27.8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4-05-13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4-03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3-01-14 0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012" calcext:value-type="float">
            <text:p>27.6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956" calcext:value-type="float">
            <text:p>26.9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1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0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08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07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06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05-01-0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0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0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0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66</text:p>
          </table:table-cell>
          <table:table-cell office:value-type="string" calcext:value-type="string">
            <text:p>200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